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width="0.2cm" draw:marker-start-width="0.5cm" draw:marker-end="Arrowheads_20_1" draw:marker-end-width="0.5cm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169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685cm" fo:min-width="2.091cm"/>
      <style:paragraph-properties style:writing-mode="lr-tb"/>
    </style:style>
    <style:style style:name="co1" style:family="table-column">
      <style:table-column-properties style:column-width="4.507cm" style:use-optimal-column-width="false"/>
    </style:style>
    <style:style style:name="co2" style:family="table-column">
      <style:table-column-properties style:column-width="4.509cm" style:use-optimal-column-width="false"/>
    </style:style>
    <style:style style:name="co3" style:family="table-column">
      <style:table-column-properties style:column-width="4.584cm" style:use-optimal-column-width="false"/>
    </style:style>
    <style:style style:name="co4" style:family="table-column">
      <style:table-column-properties style:column-width="4.582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Noto Mono" fo:font-size="16pt" style:font-size-asian="16pt" style:font-size-complex="16pt"/>
    </style:style>
    <style:style style:name="ce2" style:family="table-cell">
      <style:text-properties style:font-name="Noto Mono" fo:font-size="16pt" style:font-size-asian="16pt" style:font-size-complex="16pt"/>
    </style:style>
    <style:style style:name="P1" style:family="paragraph">
      <style:paragraph-properties fo:text-align="center"/>
      <style:text-properties style:font-name="Noto Mono" fo:font-size="16pt" style:font-size-asian="16pt" style:font-size-complex="16pt"/>
    </style:style>
    <style:style style:name="P2" style:family="paragraph">
      <style:text-properties style:font-name="Noto Mono"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Noto Mono"/>
    </style:style>
    <style:style style:name="P5" style:family="paragraph">
      <loext:graphic-properties draw:fill="none" draw:fill-color="#ffffff"/>
      <style:paragraph-properties fo:text-align="center"/>
      <style:text-properties style:font-name="Noto Mono"/>
    </style:style>
    <style:style style:name="P6" style:family="paragraph">
      <style:text-properties style:font-name="Noto Mono" fo:font-size="14pt" style:font-size-asian="14pt" style:font-size-complex="14pt"/>
    </style:style>
    <style:style style:name="P7" style:family="paragraph">
      <loext:graphic-properties draw:fill="none" draw:fill-color="#ffffff"/>
      <style:text-properties style:font-name="Noto Mono" fo:font-size="14pt" style:font-size-asian="14pt" style:font-size-complex="14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Noto Mono"/>
    </style:style>
    <style:style style:name="T2" style:family="text">
      <style:text-properties style:font-name="Noto Mono" fo:font-size="14pt" style:font-size-asian="14pt" style:font-size-complex="14pt"/>
    </style:style>
    <style:style style:name="T3" style:family="text">
      <style:text-properties style:font-name="Noto Mon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standard" xml:id="id2" draw:id="id2" draw:layer="layout" svg:width="13.522cm" svg:height="12.002cm" svg:x="3.739cm" svg:y="5.971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 table:number-columns-spanned="3">
                  <text:p text:style-name="P1"><text:s/>Results </text:p>
                </table:table-cell>
                <table:covered-table-cell/>
                <table:covered-table-cell/>
              </table:table-row>
              <table:table-row table:style-name="ro1" table:default-cell-style-name="ce2">
                <table:table-cell>
                  <text:p text:style-name="P2">result_id</text:p>
                </table:table-cell>
                <table:table-cell>
                  <text:p text:style-name="P2">INT</text:p>
                </table:table-cell>
                <table:table-cell>
                  <text:p text:style-name="P2">PK</text:p>
                </table:table-cell>
              </table:table-row>
              <table:table-row table:style-name="ro1" table:default-cell-style-name="ce2">
                <table:table-cell>
                  <text:p text:style-name="P2">user_id</text:p>
                </table:table-cell>
                <table:table-cell>
                  <text:p text:style-name="P2">INT</text:p>
                </table:table-cell>
                <table:table-cell>
                  <text:p text:style-name="P2">FK</text:p>
                </table:table-cell>
              </table:table-row>
              <table:table-row table:style-name="ro2" table:default-cell-style-name="ce2">
                <table:table-cell>
                  <text:p text:style-name="P2">excerise_id</text:p>
                </table:table-cell>
                <table:table-cell>
                  <text:p text:style-name="P2">INT</text:p>
                </table:table-cell>
                <table:table-cell>
                  <text:p text:style-name="P2">FK</text:p>
                </table:table-cell>
              </table:table-row>
              <table:table-row table:style-name="ro2" table:default-cell-style-name="ce2">
                <table:table-cell>
                  <text:p>result</text:p>
                </table:table-cell>
                <table:table-cell>
                  <text:p text:style-name="P2">INT</text:p>
                </table:table-cell>
                <table:table-cell/>
              </table:table-row>
              <table:table-row table:style-name="ro2" table:default-cell-style-name="ce2">
                <table:table-cell>
                  <text:p>result_date</text:p>
                </table:table-cell>
                <table:table-cell>
                  <text:p text:style-name="P2">DATETIME</text:p>
                </table:table-cell>
                <table:table-cell/>
              </table:table-row>
            </table:table>
            <draw:image xlink:href="Pictures/TablePreview1.svm" xlink:type="simple" xlink:show="embed" xlink:actuate="onLoad"/>
          </draw:frame>
          <draw:frame draw:style-name="standard" xml:id="id1" draw:id="id1" draw:layer="layout" svg:width="13.749cm" svg:height="5.996cm" svg:x="3.626cm" svg:y="19.305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4"/>
              <table:table-row table:style-name="ro1" table:default-cell-style-name="ce1">
                <table:table-cell table:number-columns-spanned="3">
                  <text:p text:style-name="P1">Exercises</text:p>
                </table:table-cell>
                <table:covered-table-cell/>
                <table:covered-table-cell/>
              </table:table-row>
              <table:table-row table:style-name="ro1" table:default-cell-style-name="ce2">
                <table:table-cell>
                  <text:p text:style-name="P2">excerise_id</text:p>
                </table:table-cell>
                <table:table-cell>
                  <text:p text:style-name="P2">INT</text:p>
                </table:table-cell>
                <table:table-cell>
                  <text:p text:style-name="P2">PK</text:p>
                </table:table-cell>
              </table:table-row>
              <table:table-row table:style-name="ro1" table:default-cell-style-name="ce2">
                <table:table-cell>
                  <text:p text:style-name="P2">is_time*</text:p>
                </table:table-cell>
                <table:table-cell>
                  <text:p text:style-name="P2">BOOLEAN</text:p>
                </table:table-cell>
                <table:table-cell/>
              </table:table-row>
            </table:table>
            <draw:image xlink:href="Pictures/TablePreview2.svm" xlink:type="simple" xlink:show="embed" xlink:actuate="onLoad"/>
          </draw:frame>
          <draw:connector draw:style-name="gr1" draw:text-style-name="P3" draw:layer="layout" svg:x1="3.626cm" svg:y1="22.303cm" svg:x2="3.739cm" svg:y2="11.972cm" draw:start-shape="id1" draw:start-glue-point="3" draw:end-shape="id2" svg:d="M3626 22303h-502v-10331h615" svg:viewBox="0 0 616 10332">
            <text:p/>
          </draw:connector>
          <draw:frame draw:style-name="gr2" draw:text-style-name="P5" draw:layer="layout" svg:width="15.25cm" svg:height="2.25cm" svg:x="2.875cm" svg:y="2.891cm">
            <draw:text-box>
              <text:p text:style-name="P4"><text:span text:style-name="T1">DB Schema for add-on tables </text:span></text:p>
            </draw:text-box>
          </draw:frame>
          <draw:frame draw:style-name="gr3" draw:text-style-name="P7" draw:layer="layout" svg:width="14.25cm" svg:height="1.419cm" svg:x="3.375cm" svg:y="25.391cm">
            <draw:text-box>
              <text:p text:style-name="P6"><text:span text:style-name="T2">*</text:span><text:span text:style-name="T2">T</text:span><text:span text:style-name="T2">i</text:span><text:span text:style-name="T2">m</text:span><text:span text:style-name="T2">e</text:span><text:span text:style-name="T2"> 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s</text:span><text:span text:style-name="T2"> </text:span><text:span text:style-name="T2">s</text:span><text:span text:style-name="T2">a</text:span><text:span text:style-name="T2">v</text:span><text:span text:style-name="T2">e</text:span><text:span text:style-name="T2">d</text:span><text:span text:style-name="T2"> </text:span><text:span text:style-name="T2">i</text:span><text:span text:style-name="T2">n</text:span><text:span text:style-name="T2"> </text:span><text:span text:style-name="T2">s</text:span><text:span text:style-name="T2">e</text:span><text:span text:style-name="T2">c</text:span><text:span text:style-name="T2">o</text:span><text:span text:style-name="T2">n</text:span><text:span text:style-name="T2">d</text:span><text:span text:style-name="T2">s</text:span><text:span text:style-name="T2"> </text:span><text:span text:style-name="T2">i</text:span><text:span text:style-name="T2">n</text:span><text:span text:style-name="T2"> </text:span><text:span text:style-name="T2">‘</text:span><text:span text:style-name="T2">r</text:span><text:span text:style-name="T2">e</text:span><text:span text:style-name="T2">s</text:span><text:span text:style-name="T2">u</text:span><text:span text:style-name="T2">l</text:span><text:span text:style-name="T2">t</text:span><text:span text:style-name="T2">’</text:span></text:p>
            </draw:text-box>
          </draw:frame>
        </draw:g>
        <draw:frame draw:style-name="gr4" draw:text-style-name="P8" draw:layer="layout" svg:width="2.873cm" svg:height="0.935cm" svg:x="1.017cm" svg:y="1cm">
          <draw:text-box>
            <text:p><text:span text:style-name="T3"><text:date style:data-style-name="D1" text:date-value="2024-06-24">24/6/24</text:date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4T20:18:57.734942363</meta:creation-date>
    <dc:date>2024-06-24T23:14:49.580938907</dc:date>
    <meta:editing-duration>PT2H34M9S</meta:editing-duration>
    <meta:editing-cycles>5</meta:editing-cycles>
    <meta:generator>LibreOffice/7.3.7.2$Linux_X86_64 LibreOffice_project/30$Build-2</meta:generator>
    <meta:document-statistic meta:object-count="7"/>
  </office:meta>
</office:document-meta>
</file>